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5c6" officeooo:paragraph-rsid="000ee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gger hilt</text:p>
      <text:p text:style-name="P1"/>
      <text:p text:style-name="P1">Librerías:</text:p>
      <text:p text:style-name="P1">Iconos extendidos de goog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1:55:28.419000000</meta:creation-date>
    <dc:date>2025-04-12T15:08:10.181000000</dc:date>
    <meta:editing-duration>PT3H2M28S</meta:editing-duration>
    <meta:editing-cycles>1</meta:editing-cycles>
    <meta:document-statistic meta:table-count="0" meta:image-count="0" meta:object-count="0" meta:page-count="1" meta:paragraph-count="3" meta:word-count="7" meta:character-count="48" meta:non-whitespace-character-count="44"/>
    <meta:generator>LibreOffice/24.2.1.2$Windows_X86_64 LibreOffice_project/db4def46b0453cc22e2d0305797cf981b68ef5ac</meta:generator>
  </office:meta>
</office:document-meta>
</file>